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0d94" officeooo:paragraph-rsid="000c0d94"/>
    </style:style>
    <style:style style:name="P2" style:family="paragraph" style:parent-style-name="Standard" style:list-style-name="L3">
      <style:text-properties officeooo:rsid="000d0e34" officeooo:paragraph-rsid="000d0e34"/>
    </style:style>
    <style:style style:name="P3" style:family="paragraph" style:parent-style-name="Standard" style:list-style-name="L3">
      <style:text-properties officeooo:rsid="000e4a4b" officeooo:paragraph-rsid="000e4a4b"/>
    </style:style>
    <style:style style:name="P4" style:family="paragraph" style:parent-style-name="Standard" style:list-style-name="L3">
      <style:text-properties fo:font-weight="bold" officeooo:rsid="000e4a4b" officeooo:paragraph-rsid="000e4a4b" style:font-weight-asian="bold" style:font-weight-complex="bold"/>
    </style:style>
    <style:style style:name="P5" style:family="paragraph" style:parent-style-name="Standard" style:list-style-name="L3">
      <style:text-properties fo:font-weight="bold" officeooo:rsid="000f1e33" officeooo:paragraph-rsid="000f1e33" style:font-weight-asian="bold" style:font-weight-complex="bold"/>
    </style:style>
    <style:style style:name="P6" style:family="paragraph" style:parent-style-name="Standard" style:list-style-name="L3">
      <style:text-properties fo:font-weight="normal" officeooo:rsid="000e4a4b" officeooo:paragraph-rsid="000f1e33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f1e33" officeooo:paragraph-rsid="000f1e33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e34" style:font-weight-asian="bold" style:font-weight-complex="bold"/>
    </style:style>
    <style:style style:name="T3" style:family="text">
      <style:text-properties fo:font-weight="bold" officeooo:rsid="000e4a4b" style:font-weight-asian="bold" style:font-weight-complex="bold"/>
    </style:style>
    <style:style style:name="T4" style:family="text">
      <style:text-properties fo:font-weight="bold" officeooo:rsid="000f1e33" style:font-weight-asian="bold" style:font-weight-complex="bold"/>
    </style:style>
    <style:style style:name="T5" style:family="text">
      <style:text-properties fo:font-weight="bold" officeooo:rsid="000fa1f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0e34" style:font-weight-asian="normal" style:font-weight-complex="normal"/>
    </style:style>
    <style:style style:name="T8" style:family="text">
      <style:text-properties officeooo:rsid="000d0e34"/>
    </style:style>
    <style:style style:name="T9" style:family="text">
      <style:text-properties officeooo:rsid="000f1e33"/>
    </style:style>
    <style:style style:name="T10" style:family="text">
      <style:text-properties officeooo:rsid="000fa1fb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aciones Generala</text:p>
      <text:p text:style-name="P1"/>
      <text:p text:style-name="P1">Inicio de Conexión: Utilizaremos RPC para <text:span text:style-name="T8">la creación de una partida entre los nodos.</text:span><text:span text:style-name="T6"> Como queremos hacer transparente la conexión entre </text:span><text:span text:style-name="T7">ellos</text:span><text:span text:style-name="T6"> (que no se deban intercambiar las IPs manualmente) </text:span><text:span text:style-name="T7">decidimos utilizar un nodo específico que hará de intermediario en la gestión de la dinámica del juego. El mismo será llamado </text:span><text:span text:style-name="T2">nodo Mesas. </text:span></text:p>
      <text:p text:style-name="P1"><text:span text:style-name="T1">Nodo Mesa</text:span><text:span text:style-name="T3">s</text:span><text:span text:style-name="T6">:</text:span></text:p>
      <text:list xml:id="list6284525046032858367" text:style-name="L3">
        <text:list-item>
          <text:p text:style-name="P4">Inicio Partida (RPC):</text:p>
          <text:list>
            <text:list-item>
              <text:p text:style-name="P2"><text:span text:style-name="T6">la IP del mismo es conocidad por todos los nodos jugadadores, pero está embebida en el código, por lo que será transparente para el usuario (transparencia de conexión).</text:span></text:p>
            </text:list-item>
            <text:list-item>
              <text:p text:style-name="P3"><text:span text:style-name="T6">Cuando un jugador quiere crear una mesa, deberá solicitarlo al nodo Mesas, enviándole su IP junto con la cantidad de jugadres que formarán dicha mesa. Esto se realizará a partir de RPC con el mensaje </text:span><text:span text:style-name="T1">crearMesa(IP, cantJugadores)</text:span><text:span text:style-name="T6">.</text:span></text:p>
            </text:list-item>
            <text:list-item>
              <text:p text:style-name="P3"><text:span text:style-name="T6">Cuando un jugador quiere unirse a una mesa deberá solicitarlo al nodo Mesas, enviándole su IP. Esto se realizará a partir de RPC con el mensaje </text:span><text:span text:style-name="T1">unirseMesa(IP)</text:span><text:span text:style-name="T6">.</text:span></text:p>
            </text:list-item>
            <text:list-item>
              <text:p text:style-name="P3"><text:span text:style-name="T6">Al haber creado satisfactoriamente una mesa bajo pedido se quedará esperando a llenarla con la cantidad especificada. Una vez que este llena le responderá a todos los <text:s/>jugadores que se conectaron con un </text:span><text:span text:style-name="T1">empezarPartida(cantJugadores)</text:span><text:span text:style-name="T6">. Hasta que esto no ocurrá, tanto el nodo que solicita crear la mesa como el que quiere unirse no recibirá respuesta del nodo Mesa, permaneciendo bloqueado.</text:span></text:p>
            </text:list-item>
          </text:list>
        </text:list-item>
        <text:list-item>
          <text:p text:style-name="P4">Arranca el Juego (Sockets):</text:p>
          <text:list>
            <text:list-item>
              <text:p text:style-name="P6">para el desarrollo del juego, utilizaremos Sockets debido a que utilizaremos un sistema por turnos manejado por el nodo Mesas. </text:p>
            </text:list-item>
            <text:list-item>
              <text:p text:style-name="P6">Según el orden en que se ha<text:span text:style-name="T9">y</text:span>an conectado los jugadores a la mesa, será el orden que se manejarán los turnos. </text:p>
            </text:list-item>
            <text:list-item>
              <text:p text:style-name="P6">Cuando es el turno de un jugador, se le enviará un mensaje<office:annotation office:name="__Annotation__3_658657703"><dc:creator>Autor desconocido</dc:creator><dc:date>2018-06-12T12:37:32.514953483</dc:date><text:p text:style-name="P8"><text:span text:style-name="T11">Puede enviar puntajes actuales del resto de los jugadores</text:span></text:p></office:annotation> <text:span text:style-name="T1">jugarTurno()</text:span><office:annotation-end office:name="__Annotation__3_658657703"/><text:span text:style-name="T1">. </text:span>Una vez que el turno acabe el nodo jugador responderá con un <text:span text:style-name="T1">termineTurno(</text:span><text:span text:style-name="T4">puntajeActualJugador</text:span><text:span text:style-name="T1">) </text:span>al nodo Mesas (bloqueandose <text:span text:style-name="T9">al finalizar su turno</text:span>)<text:span text:style-name="T9">. Luego el nodo Mesas otorgará el turno al siguiente jugador.</text:span></text:p>
            </text:list-item>
          </text:list>
        </text:list-item>
        <text:list-item>
          <text:p text:style-name="P5">Fin del juego (Sockets):</text:p>
          <text:list>
            <text:list-item>
              <text:p text:style-name="P7">como el nodo Mesas conoce la cantidad de turnos que se jugaron, al terminar el último turno del último jugador tendrá los puntajes finales de <text:span text:style-name="T10">todos </text:span>los jugadores<text:span text:style-name="T10">.</text:span> <text:span text:style-name="T10">P</text:span>or lo <text:span text:style-name="T10">tanto, </text:span>enviará a cada uno de los jugadores <text:span text:style-name="T10">el mensaje </text:span><text:span text:style-name="T1">ganador()</text:span> o <text:span text:style-name="T1">perdedor(</text:span><text:span text:style-name="T5">puntajeGanador</text:span><text:span text:style-name="T1">) </text:span>según haya ganado o perdido dicho jugador<text:span text:style-name="T10">, siendo puntajeGanador el puntaje del jugador que gano la partid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44:43.078283837</meta:creation-date>
    <dc:date>2018-06-12T12:39:49.005649554</dc:date>
    <meta:editing-duration>PT10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76" meta:character-count="2279" meta:non-whitespace-character-count="1924"/>
  </office:meta>
</office:document-meta>
</file>